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9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hyphenation-ladder-count="no-limit"/>
      <style:text-properties officeooo:rsid="00169474" officeooo:paragraph-rsid="001bb379" fo:hyphenate="false" fo:hyphenation-remain-char-count="2" fo:hyphenation-push-char-count="2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5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e3a8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81140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86bab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1a21c7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officeooo:rsid="001bb379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officeooo:rsid="0018d3c5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font-size="11pt" officeooo:rsid="00130bab" style:font-size-asian="11pt" style:font-size-complex="11pt"/>
    </style:style>
    <style:style style:name="T14" style:family="text">
      <style:text-properties style:font-name="Calibri" fo:font-size="11pt" officeooo:rsid="0018d3c5" style:font-size-asian="11pt" style:font-size-complex="11pt"/>
    </style:style>
    <style:style style:name="T15" style:family="text">
      <style:text-properties officeooo:rsid="00169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<text:span text:style-name="T1">Title</text:span><text:span text:style-name="T3">: App </text:span><text:span text:style-name="T4">Service Results </text:span><text:span text:style-name="T6">Website</text:span></text:p>
      <text:p text:style-name="P3"><text:span text:style-name="T1">Description:</text:span><text:span text:style-name="T3"> <text:s/></text:span><text:span text:style-name="T4">Allows the User to easily </text:span><text:span text:style-name="T7">acccess and view</text:span><text:span text:style-name="T4"> </text:span><text:span text:style-name="T7">a </text:span><text:span text:style-name="T4">Service's </text:span><text:span text:style-name="T8">website</text:span><text:span text:style-name="T3">.</text:span></text:p>
      <text:p text:style-name="P2">Pre-conditions:</text:p>
      <text:list xml:id="list6829384116165887409" text:style-name="WWNum1">
        <text:list-item>
          <text:p text:style-name="P9">The App is open and has focus.</text:p>
        </text:list-item>
        <text:list-item>
          <text:p text:style-name="P11">The App is displaying the <text:span text:style-name="T15">Service Results</text:span> Screen.</text:p>
        </text:list-item>
      </text:list>
      <text:p text:style-name="P4"/>
      <text:p text:style-name="P2">Post-conditions:</text:p>
      <text:list xml:id="list3745200347025653045" text:style-name="WWNum4">
        <text:list-item>
          <text:p text:style-name="P15"><text:span text:style-name="T12">The App </text:span><text:span text:style-name="T13">opens the Operating System's default </text:span><text:span text:style-name="T14">web browsing</text:span><text:span text:style-name="T13"> application </text:span><text:span text:style-name="T14">to the Service's website URL</text:span><text:span text:style-name="T13">.</text:span></text:p>
        </text:list-item>
      </text:list>
      <text:p text:style-name="P1"/>
      <text:p text:style-name="P2">Actors:</text:p>
      <text:list xml:id="list4036602817132714888" text:style-name="WWNum2">
        <text:list-item>
          <text:p text:style-name="P12">User</text:p>
        </text:list-item>
        <text:list-item>
          <text:p text:style-name="P13">App</text:p>
        </text:list-item>
      </text:list>
      <text:p text:style-name="P5"/>
      <text:p text:style-name="P2">Main Success Scenario: </text:p>
      <text:list xml:id="list5401442774104056589" text:style-name="WWNum3">
        <text:list-item>
          <text:p text:style-name="P14"><text:span text:style-name="T5">The </text:span><text:span text:style-name="T3">User presses </text:span><text:span text:style-name="T5">on the Service's </text:span><text:span text:style-name="T9">website URL</text:span><text:span text:style-name="T5">.</text:span></text:p>
        </text:list-item>
        <text:list-item>
          <text:p text:style-name="P10"><text:span text:style-name="T5">T</text:span><text:span text:style-name="T3">he App requests that the Operating System opens its default </text:span><text:span text:style-name="T10">web browsing</text:span><text:span text:style-name="T3"> application </text:span><text:span text:style-name="T11">to the Service's website URL</text:span><text:span text:style-name="T3">.</text:span></text:p>
        </text:list-item>
      </text:list>
      <text:p text:style-name="P7"/>
      <text:p text:style-name="Standard"><text:span text:style-name="T1">Alternate Flow </text:span><text:span text:style-name="T2">1:</text:span><text:span text:style-name="T3"> </text:span></text:p>
      <text:p text:style-name="P6">1F. <text:s text:c="2"/>App receives an interrupt signal from the operating system and looses focus.</text:p>
      <text:p text:style-name="P6">2F. <text:s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1:25:44.851000000</dc:date>
    <meta:editing-cycles>61</meta:editing-cycles>
    <meta:editing-duration>PT1H37M26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18" meta:character-count="698" meta:non-whitespace-character-count="597"/>
    <meta:template xlink:type="simple" xlink:actuate="onRequest" xlink:title="Normal.dotm" xlink:href=""/>
  </office:meta>
</office:document-meta>
</file>